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917in"/>
    </style:style>
    <style:style style:name="co2" style:family="table-column">
      <style:table-column-properties fo:break-before="auto" style:column-width="1.3728in"/>
    </style:style>
    <style:style style:name="co3" style:family="table-column">
      <style:table-column-properties fo:break-before="auto" style:column-width="1.1083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0.8866in"/>
    </style:style>
    <style:style style:name="co6" style:family="table-column">
      <style:table-column-properties fo:break-before="auto" style:column-width="0.761in"/>
    </style:style>
    <style:style style:name="co7" style:family="table-column">
      <style:table-column-properties fo:break-before="auto" style:column-width="1.0665in"/>
    </style:style>
    <style:style style:name="co8" style:family="table-column">
      <style:table-column-properties fo:break-before="auto" style:column-width="1.2827in"/>
    </style:style>
    <style:style style:name="ro1" style:family="table-row">
      <style:table-row-properties style:row-height="0.3016in" fo:break-before="auto" style:use-optimal-row-height="fals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4272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Entidade">
      <style:table-properties table:display="true" style:writing-mode="lr-tb"/>
    </style:style>
    <style:style style:name="ce45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212121" style:diagonal-bl-tr="none" style:diagonal-tl-br="none" style:text-align-source="value-type" style:repeat-content="false" fo:wrap-option="no-wrap" fo:border-left="0.74pt solid #212121" style:direction="ltr" fo:padding="0.028in" fo:border-right="0.74pt solid #212121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0.74pt solid #212121" style:diagonal-bl-tr="none" style:diagonal-tl-br="none" style:text-align-source="value-type" style:repeat-content="false" fo:wrap-option="no-wrap" fo:border-left="0.74pt solid #212121" style:direction="ltr" fo:padding="0.028in" fo:border-right="none" style:rotation-angle="0" style:rotation-align="none" style:shrink-to-fit="false" fo:border-top="0.74pt solid #212121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028in" fo:border-right="none" style:rotation-angle="0" style:rotation-align="none" style:shrink-to-fit="false" fo:border-top="0.74pt solid #212121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74pt solid #212121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212121" style:diagonal-bl-tr="none" style:diagonal-tl-br="none" style:text-align-source="value-type" style:repeat-content="false" fo:wrap-option="no-wrap" fo:border-left="0.74pt solid #212121" style:direction="ltr" fo:padding="0.028in" fo:border-right="none" style:rotation-angle="0" style:rotation-align="none" style:shrink-to-fit="false" fo:border-top="0.74pt solid #212121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order="0.74pt solid #212121" fo:padding="0.028in" style:rotation-align="none"/>
      <style:text-properties fo:color="#999999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74pt solid #212121" style:diagonal-bl-tr="none" style:diagonal-tl-br="none" style:text-align-source="value-type" style:repeat-content="false" fo:wrap-option="no-wrap" fo:border-left="0.74pt solid #212121" style:direction="ltr" fo:padding="0.028in" fo:border-right="none" style:rotation-angle="0" style:rotation-align="none" style:shrink-to-fit="false" fo:border-top="0.74pt solid #212121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fo:padding="0.028in"/>
    </style:style>
    <style:style style:name="ce68" style:family="table-cell" style:parent-style-name="Default">
      <style:table-cell-properties style:diagonal-bl-tr="none" style:diagonal-tl-br="none" fo:border="0.06pt solid #000000" fo:padding="0.028in" style:rotation-align="none"/>
    </style:style>
    <style:style style:name="ce31" style:family="table-cell" style:parent-style-name="Default">
      <style:table-cell-properties fo:border="0.06pt solid #000000"/>
    </style:style>
    <style:style style:name="ce69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70" style:family="table-cell" style:parent-style-name="Default">
      <style:table-cell-properties style:diagonal-bl-tr="none" style:diagonal-tl-br="none" style:text-align-source="fix" style:repeat-content="false" fo:border="0.06pt solid #000000" fo:padding="0.028in" style:rotation-align="none"/>
      <style:paragraph-properties fo:text-align="center" fo:margin-left="0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style:font-relief="none" style:text-emphasize="none" style:font-style-complex="normal" style:font-style-asian="normal" style:font-weight-complex="normal" style:font-weight-asian="normal" style:font-size-complex="12pt" style:font-size-asian="12pt" style:font-name-complex="Calibri" style:font-name-asian="Noto Sans CJK SC Regular" style:language-asian="zh" style:country-asian="CN" style:text-overline-style="none" style:text-overline-color="font-color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gl" fo:country="ES" style:language-complex="hi" style:country-complex="IN"/>
    </style:style>
    <style:style style:name="T3" style:family="text">
      <style:text-properties fo:color="#000000" style:font-name="Calibri" style:font-relief="none" style:text-emphasize="none" style:font-style-complex="normal" style:font-style-asian="normal" style:font-size-complex="12pt" style:font-size-asian="12pt" style:font-name-complex="Calibri" style:font-name-asian="Noto Sans CJK SC Regular" style:language-asian="zh" style:country-asian="CN" style:text-overline-style="none" style:text-overline-color="font-color" fo:font-size="12pt" style:text-underline-style="none" style:text-underline-color="font-color" style:text-line-through-type="none" fo:font-style="normal" style:text-outline="false" fo:text-shadow="none" style:text-line-through-mode="continuous" fo:language="gl" fo:country="ES" style:language-complex="hi" style:country-complex="IN" fo:font-weight="bold" style:font-weight-asian="bold" style:font-weight-complex="bold"/>
    </style:style>
    <style:style style:name="T4" style:family="text">
      <style:text-properties fo:color="#000000" style:font-name="Calibri" style:font-relief="none" style:text-emphasize="none" style:font-style-complex="normal" style:font-style-asian="normal" style:font-size-complex="12pt" style:font-size-asian="12pt" style:font-name-complex="Calibri" style:font-name-asian="Noto Sans CJK SC Regular" style:language-asian="zh" style:country-asian="CN" style:text-overline-style="none" style:text-overline-color="font-color" fo:font-size="12pt" style:text-underline-style="none" style:text-underline-color="font-color" style:text-line-through-type="none" fo:font-style="normal" style:text-outline="false" fo:text-shadow="none" style:text-line-through-mode="continuous" fo:language="gl" fo:country="ES" style:language-complex="hi" style:country-complex="IN" fo:font-weight="normal" style:font-weight-asian="normal" style:font-weight-complex="normal"/>
    </style:style>
    <style:style style:name="T5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gl" fo:country="ES" style:language-asian="zh" style:country-asian="CN" style:language-complex="hi" style:country-complex="IN" style:font-name-asian="Noto Sans CJK SC Regular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TSTA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6" table:number-columns-spanned="5" table:number-rows-spanned="1"/>
          <table:covered-table-cell table:number-columns-repeated="4" table:style-name="ce26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6" table:number-columns-spanned="5" table:number-rows-spanned="1"/>
          <table:covered-table-cell table:number-columns-repeated="4" table:style-name="ce26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18" office:value-type="string" calcext:value-type="string" table:number-columns-spanned="7" table:number-rows-spanned="1">
            <text:p>ARTISTA</text:p>
          </table:table-cell>
          <table:covered-table-cell table:number-columns-repeated="6" table:style-name="ce18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7" office:value-type="string" calcext:value-type="string" table:number-columns-spanned="7" table:number-rows-spanned="1">
            <text:p>ARTISTA</text:p>
          </table:table-cell>
          <table:covered-table-cell table:number-columns-repeated="6" table:style-name="ce63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ARTSTA</text:p>
          </table:table-cell>
          <table:covered-table-cell table:number-columns-repeated="6" table:style-name="ce19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Persona o grupo que interpreta o compone caciones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office:value-type="string" calcext:value-type="string" table:number-columns-spanned="9" table:number-rows-spanned="3">
            <text:p>Esta clase se entenderá como una superclase de la que colgarán dos especializaciones (Grupo y Persona).</text:p>
            <text:p>Se seleccionó esta opción ya que las especializaciones deben poseer los atributos que Artista posea, su identificador será el mismo que su</text:p>
            <text:p>Identificador de artista y, de ser necesario como en el caso de Persona, añadiran atributos que aplican únicamente a dicha subclase.</text:p>
          </table:table-cell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El número identificador de artista será generado automaticamente por el sistema y será inmutable.</text:p>
            <text:p>No podrá eliminarse en el caso de existir alguna versión, canción o album asociados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VRSN FOR ARTSTA-INTRPRTA-VRSN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LBUM FOR ARTSTA-INTRPRTA-ALBUM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CNCN FOR ARTSTA-CMPNE-CNCN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HSTRCO-NMBRE-ARTSTCO FOR ARTSTA-TIENE-HSTRCO-NMBRE-ARSTC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PRSNA FOR PRSNA-ES-ARTST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GRUPO FOR GRUPO-ES-ARTST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ARTSTA</text:p>
          </table:table-cell>
          <table:covered-table-cell table:number-columns-repeated="3" table:style-name="ce15"/>
          <table:table-cell table:style-name="ce66"/>
          <table:table-cell table:style-name="ce67"/>
          <table:table-cell table:number-columns-repeated="2"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/>
          <table:table-cell table:style-name="ce68"/>
          <table:table-cell table:style-name="ce66" table:number-columns-repeated="2"/>
          <table:table-cell table:number-columns-repeated="248"/>
        </table:table-row>
        <table:table-row table:style-name="ro2">
          <table:table-cell/>
          <table:table-cell table:style-name="ce16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ARTSTA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27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PRSNA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6" table:number-columns-spanned="5" table:number-rows-spanned="1"/>
          <table:covered-table-cell table:number-columns-repeated="4" table:style-name="ce26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6" table:number-columns-spanned="5" table:number-rows-spanned="1"/>
          <table:covered-table-cell table:number-columns-repeated="4" table:style-name="ce26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18" office:value-type="string" calcext:value-type="string" table:number-columns-spanned="7" table:number-rows-spanned="1">
            <text:p>PERSONA</text:p>
          </table:table-cell>
          <table:covered-table-cell table:number-columns-repeated="6" table:style-name="ce18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7" office:value-type="string" calcext:value-type="string" table:number-columns-spanned="7" table:number-rows-spanned="1">
            <text:p>PERSONA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PRSNA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Persona individual que interpreta o compone caciones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No podrá eliminarse en el caso de existir alguna versión, canción o album asociados.</text:p>
            <text:p>No podrá eliminarse si pertenece o ha pertenecido a algún grupo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MMBRO FOR PRSNA-ES-MMBR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RTSTA FOR ARTSTA-ES-PRSN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DATO-NMBRE-REAL-PRSNA</text:p>
          </table:table-cell>
          <table:covered-table-cell table:number-columns-repeated="3" table:style-name="ce15"/>
          <table:table-cell table:style-name="ce66"/>
          <table:table-cell table:style-name="ce66" office:value-type="string" calcext:value-type="string">
            <text:p>*</text:p>
          </table:table-cell>
          <table:table-cell table:style-name="ce67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<text:s text:c="4"/>NOM-PILA-PRSNA</text:p>
          </table:table-cell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<text:s text:c="4"/>NOM-PRMR-APLLDO-PRSNA</text:p>
          </table:table-cell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<text:s text:c="4"/>NOM-SGNDO-APLLDO-PRSNA</text:p>
          </table:table-cell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31" table:number-columns-spanned="4" table:number-rows-spanned="1"/>
          <table:covered-table-cell table:number-columns-repeated="3" table:style-name="ce31"/>
          <table:table-cell table:style-name="ce31" table:number-columns-repeated="4"/>
          <table:table-cell table:number-columns-repeated="248"/>
        </table:table-row>
        <table:table-row table:style-name="ro2">
          <table:table-cell/>
          <table:table-cell table:style-name="ce31" table:number-columns-spanned="4" table:number-rows-spanned="1"/>
          <table:covered-table-cell table:number-columns-repeated="3" table:style-name="ce31"/>
          <table:table-cell table:style-name="ce31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ARTSTA ( de ARTSTA )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29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GRUPO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6" table:number-columns-spanned="5" table:number-rows-spanned="1"/>
          <table:covered-table-cell table:number-columns-repeated="4" table:style-name="ce26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6" table:number-columns-spanned="5" table:number-rows-spanned="1"/>
          <table:covered-table-cell table:number-columns-repeated="4" table:style-name="ce26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18" office:value-type="string" calcext:value-type="string" table:number-columns-spanned="7" table:number-rows-spanned="1">
            <text:p>GRUPO</text:p>
          </table:table-cell>
          <table:covered-table-cell table:number-columns-repeated="6" table:style-name="ce18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7" office:value-type="string" calcext:value-type="string" table:number-columns-spanned="7" table:number-rows-spanned="1">
            <text:p>GRUPO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GRUPO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Conjunto de personas que interpretan o componen caciones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No podrá eliminarse en el caso de existir alguna versión, canción o album asociados.</text:p>
            <text:p>No podrá eliminarse en el caso de existir o haber existido algún miembro asociado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MMBRO FOR GRUPO-TIENE-MMBR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RTSTA FOR ARTSTA-ES-GRUP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/>
          <table:table-cell table:style-name="ce67"/>
          <table:table-cell table:style-name="ce66" table:number-columns-repeated="2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/>
          <table:table-cell table:style-name="ce68"/>
          <table:table-cell table:style-name="ce66" table:number-columns-repeated="2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ARTSTA ( de ARTSTA )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29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MMBRO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8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6" table:number-columns-spanned="5" table:number-rows-spanned="1"/>
          <table:covered-table-cell table:number-columns-repeated="4" table:style-name="ce26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6" table:number-columns-spanned="5" table:number-rows-spanned="1"/>
          <table:covered-table-cell table:number-columns-repeated="4" table:style-name="ce26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18" office:value-type="string" calcext:value-type="string" table:number-columns-spanned="7" table:number-rows-spanned="1">
            <text:p>MIEMBRO</text:p>
          </table:table-cell>
          <table:covered-table-cell table:number-columns-repeated="6" table:style-name="ce18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7" office:value-type="string" calcext:value-type="string" table:number-columns-spanned="7" table:number-rows-spanned="1">
            <text:p>MIEMBRO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MMBRO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Cada una de las personas integrantes de un grupo en un momento concreto en el tiempo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No podrá eliminarse.</text:p>
            <text:p>No podrán existir dos entradas de una misma persona con su fecha de salida nula.</text:p>
            <text:p>De existir una entrada con su fecha de salida nula esta será, necesariamente, única y hará referencia al grupo actual al que pertenece la persona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GRUPO FOR GRUPO-TIENE-MMBR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PRSNA FOR PRSNA-ES-MMBR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FEC-UNION-MMBRO</text:p>
          </table:table-cell>
          <table:covered-table-cell table:number-columns-repeated="3" table:style-name="ce15"/>
          <table:table-cell table:style-name="ce66"/>
          <table:table-cell table:style-name="ce67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FEC-SLDA-MMBRO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 table:number-columns-repeated="2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ARTSTA ( de ARTSTA ), FEC-UNION-MMBRO 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29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HSTRCO-NMBRE-ARTSTCO" table:style-name="ta1"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6" table:number-columns-spanned="5" table:number-rows-spanned="1"/>
          <table:covered-table-cell table:number-columns-repeated="4" table:style-name="ce26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6" table:number-columns-spanned="5" table:number-rows-spanned="1"/>
          <table:covered-table-cell table:number-columns-repeated="4" table:style-name="ce26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18" office:value-type="string" calcext:value-type="string" table:number-columns-spanned="7" table:number-rows-spanned="1">
            <text:p>HISTÓRICO DE NOMBRES ARTÍSTICOS</text:p>
          </table:table-cell>
          <table:covered-table-cell table:number-columns-repeated="6" table:style-name="ce18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7" office:value-type="string" calcext:value-type="string" table:number-columns-spanned="7" table:number-rows-spanned="1">
            <text:p>HISTORICO-NOMBRE-ARTISTICO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17" office:value-type="string" calcext:value-type="string" table:number-columns-spanned="7" table:number-rows-spanned="1">
            <text:p>HSTRCO-NMBRE-ARTSTCO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Registro de los nombres artísticos que toman diferentes artistas a lo largo del tiempo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No se podrá eliminar si aún existe el artista asociado.</text:p>
            <text:p>Se eliminará automaticamente cuando el artista al que está asignado sea eliminado.</text:p>
            <text:p>No podrán existir dos entradas de un mismo artista con su fecha de validez final nula.</text:p>
            <text:p>Para cada artista siempre debe haber una única entrada con su fecha de validez final con varlo nulo, este será el nombre actual del artista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RTSTA FOR ARTSTA-TIENE-HSTRCO-NMBRE-ARSTC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Default"/>
          <table:table-cell table:style-name="ce9" table:number-columns-repeated="8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FEC-INCO-HSTRCO-NMBRE-ARTSTCO</text:p>
          </table:table-cell>
          <table:covered-table-cell table:number-columns-repeated="3" table:style-name="ce15"/>
          <table:table-cell table:style-name="ce66"/>
          <table:table-cell table:style-name="ce67"/>
          <table:table-cell table:style-name="ce66" office:value-type="string" calcext:value-type="string">
            <text:p><text:s/></text:p>
          </table:table-cell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FEC-FIN-HSTRCO-NMBRE-ARTSTCO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/>
          <table:table-cell table:style-name="ce66" office:value-type="string" calcext:value-type="string">
            <text:p><text:s/>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NMBRE-HSTRCO-NMBRE-ARTSTCO</text:p>
          </table:table-cell>
          <table:covered-table-cell table:number-columns-repeated="3" table:style-name="ce15"/>
          <table:table-cell table:style-name="ce66"/>
          <table:table-cell table:style-name="ce66" office:value-type="string" calcext:value-type="string">
            <text:p><text:s/></text:p>
          </table:table-cell>
          <table:table-cell table:style-name="ce67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ARTSTA ( de ARTSTA ), FEC-TVI-HSTRCO-NMBRE-ARTSTCO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29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CNCN" table:style-name="ta1"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6" table:number-columns-spanned="5" table:number-rows-spanned="1"/>
          <table:covered-table-cell table:number-columns-repeated="4" table:style-name="ce26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6" table:number-columns-spanned="5" table:number-rows-spanned="1"/>
          <table:covered-table-cell table:number-columns-repeated="4" table:style-name="ce26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18" office:value-type="string" calcext:value-type="string" table:number-columns-spanned="7" table:number-rows-spanned="1">
            <text:p>CANCIÓN</text:p>
          </table:table-cell>
          <table:covered-table-cell table:number-columns-repeated="6" table:style-name="ce18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7" office:value-type="string" calcext:value-type="string" table:number-columns-spanned="7" table:number-rows-spanned="1">
            <text:p>CANCIÓN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CNCN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Pieza musical original y compuestas por un artista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No podrá eliminarse en el caso de existir alguna versión asociada a esta canción.</text:p>
            <text:p>El número identificador de canción se generará automaticamente por el sistema y será inmutable. 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VRSN FOR CNCN-TIENE-VRSN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RTSTA FOR ARTSTA-CMPNE-CNCN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CNCN</text:p>
          </table:table-cell>
          <table:covered-table-cell table:number-columns-repeated="3" table:style-name="ce15"/>
          <table:table-cell table:style-name="ce66"/>
          <table:table-cell table:style-name="ce67"/>
          <table:table-cell table:number-columns-repeated="2"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CAN-DRCN-CNCN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TTLO-CNCN</text:p>
          </table:table-cell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COD-GENERO-CNCN</text:p>
          </table:table-cell>
          <table:covered-table-cell table:number-columns-repeated="3" table:style-name="ce15"/>
          <table:table-cell table:style-name="ce66" office:value-type="string" calcext:value-type="string">
            <text:p>*</text:p>
          </table:table-cell>
          <table:table-cell table:style-name="ce66"/>
          <table:table-cell table:style-name="ce68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CNCN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32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ALBUM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6" table:number-columns-spanned="5" table:number-rows-spanned="1"/>
          <table:covered-table-cell table:number-columns-repeated="4" table:style-name="ce26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6" table:number-columns-spanned="5" table:number-rows-spanned="1"/>
          <table:covered-table-cell table:number-columns-repeated="4" table:style-name="ce26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18" office:value-type="string" calcext:value-type="string" table:number-columns-spanned="7" table:number-rows-spanned="1">
            <text:p>ALBUM</text:p>
          </table:table-cell>
          <table:covered-table-cell table:number-columns-repeated="6" table:style-name="ce18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7" office:value-type="string" calcext:value-type="string" table:number-columns-spanned="7" table:number-rows-spanned="1">
            <text:p>ALBUM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ALBUM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Conjunto ordenado de múltiples versiones de una o varias canciones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office:value-type="string" calcext:value-type="string" table:number-columns-spanned="9" table:number-rows-spanned="3">
            <text:p>Se entenderá está como una <text:span text:style-name="T1">Categoría</text:span> de artículo ya que los atributos de esta clase son específicos para la misma, posee relaciones propias y </text:p>
            <text:p>posee  un identificador própio. Pese a esto compartirá el “comportamiento” de un artículo, es decir, puede ser comprado.</text:p>
          </table:table-cell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El número de indentificador de album será generado automaticamente por el sistema y será inmutable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RTSTA FOR ARTSTA-INTRPRTA-ALBUM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VRSN FOR ALBUM-INCLYE-VRSN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RTCLO FOR ALBUM-ES-ARTCL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table:number-columns-spanned="4" table:number-rows-spanned="1"/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ALBUM</text:p>
          </table:table-cell>
          <table:covered-table-cell table:number-columns-repeated="3" table:style-name="ce15"/>
          <table:table-cell table:style-name="ce66"/>
          <table:table-cell table:style-name="ce67"/>
          <table:table-cell table:number-columns-repeated="2"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TTLO-ALBUM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ANO-EDCN-ALBUM</text:p>
          </table:table-cell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ALBUM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31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VRSN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6" table:number-columns-spanned="5" table:number-rows-spanned="1"/>
          <table:covered-table-cell table:number-columns-repeated="4" table:style-name="ce26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6" table:number-columns-spanned="5" table:number-rows-spanned="1"/>
          <table:covered-table-cell table:number-columns-repeated="4" table:style-name="ce26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18" office:value-type="string" calcext:value-type="string" table:number-columns-spanned="7" table:number-rows-spanned="1">
            <text:p>VERSIÓN</text:p>
          </table:table-cell>
          <table:covered-table-cell table:number-columns-repeated="6" table:style-name="ce18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8" office:value-type="string" calcext:value-type="string" table:number-columns-spanned="7" table:number-rows-spanned="1">
            <text:p>VERSIÓN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VRSN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Cada una de las interpretaciones individuales de una canción por un artista concreto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El número identificador de versión será asignado automaticamente por el sistema y será inmutable.</text:p>
            <text:p>No ser podrá eliminar si existen albunes o compras asociadas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<text:span text:style-name="T2">Se entenderá está como una </text:span><text:span text:style-name="T3">Categoría</text:span><text:span text:style-name="T4"> de artículo ya que los atributos de esta clase son específicos para la misma, posee relaciones propias y </text:span></text:p>
            <text:p><text:span text:style-name="T5">posee  un identificador própio. Pese a esto compartirá el “comportamiento” de un artículo, es decir, puede ser comprado.</text:span>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CNCN FOR CNCN-TIENE-VRSN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LBUM FOR ALBUM-INCLYE-VRSN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RTCLO FOR VRSN-ES-ARTCL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VRSN</text:p>
          </table:table-cell>
          <table:covered-table-cell table:number-columns-repeated="3" table:style-name="ce15"/>
          <table:table-cell table:style-name="ce66"/>
          <table:table-cell table:style-name="ce67"/>
          <table:table-cell table:number-columns-repeated="2"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CAN-PRECIO-VRSN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VRSN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31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ARTCLO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6" table:number-columns-spanned="5" table:number-rows-spanned="1"/>
          <table:covered-table-cell table:number-columns-repeated="4" table:style-name="ce26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6" table:number-columns-spanned="5" table:number-rows-spanned="1"/>
          <table:covered-table-cell table:number-columns-repeated="4" table:style-name="ce26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18" office:value-type="string" calcext:value-type="string" table:number-columns-spanned="7" table:number-rows-spanned="1">
            <text:p>ARTÍCULO</text:p>
          </table:table-cell>
          <table:covered-table-cell table:number-columns-repeated="6" table:style-name="ce18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8" office:value-type="string" calcext:value-type="string" table:number-columns-spanned="7" table:number-rows-spanned="1">
            <text:p>ARTÍCULO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ARTCLO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Elemento incluido en nuestro repertorio de productos que puede ser comprado por un usuario y descargado desde un dispositivo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El número identificador de versión será asignado automaticamente por el sistema y será inmutable.</text:p>
            <text:p>No ser podrá eliminar si existen compras asociadas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LBUM FOR ALBUM-ES-ARTCL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VRSN FOR VRSN-ES-ARTCL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CMPRA FOR ARTCLO-TIENE-CMPR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ARTCLO</text:p>
          </table:table-cell>
          <table:covered-table-cell table:number-columns-repeated="3" table:style-name="ce15"/>
          <table:table-cell table:style-name="ce66"/>
          <table:table-cell table:style-name="ce67"/>
          <table:table-cell table:number-columns-repeated="2"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/>
          <table:table-cell table:style-name="ce68"/>
          <table:table-cell table:style-name="ce66" table:number-columns-repeated="2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ARTCLO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31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CMPRA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6" table:number-columns-spanned="5" table:number-rows-spanned="1"/>
          <table:covered-table-cell table:number-columns-repeated="4" table:style-name="ce26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6" table:number-columns-spanned="5" table:number-rows-spanned="1"/>
          <table:covered-table-cell table:number-columns-repeated="4" table:style-name="ce26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18" office:value-type="string" calcext:value-type="string" table:number-columns-spanned="7" table:number-rows-spanned="1">
            <text:p>COMPRA</text:p>
          </table:table-cell>
          <table:covered-table-cell table:number-columns-repeated="6" table:style-name="ce18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8" office:value-type="string" calcext:value-type="string" table:number-columns-spanned="7" table:number-rows-spanned="1">
            <text:p>COMPRA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CMPRA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Transacción o adquisición de una versión por parte de un usuario a cambio de un precio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No podrá ser eliminada y todos sus atributos serán inmutables.</text:p>
            <text:p>El número identificador de compra lo creará automaticamente el sistema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RTCLO FOR ARTCLO-TIENE-CMPR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USRO FOR USRO-EFCTA-CMPR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DSCRGA FOR CMPRA-ATRZA-DSCRG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CMPRA</text:p>
          </table:table-cell>
          <table:covered-table-cell table:number-columns-repeated="3" table:style-name="ce15"/>
          <table:table-cell table:style-name="ce66"/>
          <table:table-cell table:style-name="ce67"/>
          <table:table-cell table:number-columns-repeated="2"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FEC-INSTNTE-CMPRA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CAN-PRECIO-CMPRA</text:p>
          </table:table-cell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CMPRA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31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DSCRGA" table:style-name="ta1"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6" table:number-columns-spanned="5" table:number-rows-spanned="1"/>
          <table:covered-table-cell table:number-columns-repeated="4" table:style-name="ce26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6" table:number-columns-spanned="5" table:number-rows-spanned="1"/>
          <table:covered-table-cell table:number-columns-repeated="4" table:style-name="ce26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18" office:value-type="string" calcext:value-type="string" table:number-columns-spanned="7" table:number-rows-spanned="1">
            <text:p>DESCARGA</text:p>
          </table:table-cell>
          <table:covered-table-cell table:number-columns-repeated="6" table:style-name="ce18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8" office:value-type="string" calcext:value-type="string" table:number-columns-spanned="7" table:number-rows-spanned="1">
            <text:p>DESCARGA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DSCRGA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Transferencia del archivo de una versión desde nuestros servidores a un dispositivo particular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No podrá ser eliminada y todos sus atributos serán inmutables</text:p>
            <text:p>En número identificador de descarga será asignado por el sistema de manera automática.</text:p>
            <text:p/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CMPRA FOR CMPRA-ATRZA-DSCRG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DSPSTVO FOR DSPSTVO-EFCTA-DSCRG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Default"/>
          <table:table-cell table:style-name="ce9" table:number-columns-repeated="8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DSCRGA</text:p>
          </table:table-cell>
          <table:covered-table-cell table:number-columns-repeated="3" table:style-name="ce15"/>
          <table:table-cell table:style-name="ce66"/>
          <table:table-cell table:style-name="ce67"/>
          <table:table-cell table:number-columns-repeated="2"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FEC-INSTNTE-DSCRGA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 office:value-type="string" calcext:value-type="string">
            <text:p><text:s/>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DSCRGA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31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DSPSTVO" table:style-name="ta1"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6" table:number-columns-spanned="5" table:number-rows-spanned="1"/>
          <table:covered-table-cell table:number-columns-repeated="4" table:style-name="ce26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6" table:number-columns-spanned="5" table:number-rows-spanned="1"/>
          <table:covered-table-cell table:number-columns-repeated="4" table:style-name="ce26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18" office:value-type="string" calcext:value-type="string" table:number-columns-spanned="7" table:number-rows-spanned="1">
            <text:p>DISPOSITIVO</text:p>
          </table:table-cell>
          <table:covered-table-cell table:number-columns-repeated="6" table:style-name="ce18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8" office:value-type="string" calcext:value-type="string" table:number-columns-spanned="7" table:number-rows-spanned="1">
            <text:p>DISPOSITIVO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DSPSITVO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Aparato o aplicativo eléctrónico a nombre de un usuario y capaz de realizar un descarga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Para cada uno de los dispositivos de un usuario se asignará un número identificatorio secuencial, empezando por 1 y único para ese usuario.</text:p>
            <text:p>No se podrá eliminar si tiene alguna descarga asociada.</text:p>
            <text:p>Será eliminado si se elimina el usuario con el que está enlazado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DSCRGA FOR DSPSTVO-EFCTA-DSCRG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USRO FOR USRO-POSEE-DSPSTV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DSPSTVO</text:p>
          </table:table-cell>
          <table:covered-table-cell table:number-columns-repeated="3" table:style-name="ce15"/>
          <table:table-cell table:style-name="ce66"/>
          <table:table-cell table:style-name="ce67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MODELO-DSPSTVO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COD-TIPO-DSPSTVO</text:p>
          </table:table-cell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USRO ( de USRO ), NUM-DSPSTVO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32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USRO" table:style-name="ta1"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6" table:number-columns-spanned="5" table:number-rows-spanned="1"/>
          <table:covered-table-cell table:number-columns-repeated="4" table:style-name="ce26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6" table:number-columns-spanned="5" table:number-rows-spanned="1"/>
          <table:covered-table-cell table:number-columns-repeated="4" table:style-name="ce26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18" office:value-type="string" calcext:value-type="string" table:number-columns-spanned="7" table:number-rows-spanned="1">
            <text:p>USUARIO</text:p>
          </table:table-cell>
          <table:covered-table-cell table:number-columns-repeated="6" table:style-name="ce18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8" office:value-type="string" calcext:value-type="string" table:number-columns-spanned="7" table:number-rows-spanned="1">
            <text:p>USUARIO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USRO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Cada uno de los individuos que interactuan con nuestra aplicación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No podrá ser eliminado si tienen compras o dispositivos con descargas asociados.</text:p>
            <text:p>En número identificador de usuario será asignado por el sistema de manera automática y será inmutable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DSPSTVO FOR USRO-POSEE-DSPSTV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CMPRA FOR USRO-EFCTA-CMPR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USRO</text:p>
          </table:table-cell>
          <table:covered-table-cell table:number-columns-repeated="3" table:style-name="ce15"/>
          <table:table-cell table:style-name="ce66"/>
          <table:table-cell table:style-name="ce67"/>
          <table:table-cell table:number-columns-repeated="2"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CNTRSNHA-USRO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EMAIL-USRO</text:p>
          </table:table-cell>
          <table:covered-table-cell table:number-columns-repeated="3" table:style-name="ce15"/>
          <table:table-cell table:style-name="ce66" table:number-columns-repeated="2"/>
          <table:table-cell table:style-name="ce69" office:value-type="string" calcext:value-type="string">
            <text:p>*</text:p>
          </table:table-cell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NOMBRE-USRO</text:p>
          </table:table-cell>
          <table:covered-table-cell table:number-columns-repeated="3" table:style-name="ce15"/>
          <table:table-cell table:style-name="ce66" table:number-columns-repeated="2"/>
          <table:table-cell table:style-name="ce70" office:value-type="string" calcext:value-type="string">
            <text:p>*</text:p>
          </table:table-cell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USRO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EMAIL-USRO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NOMBRE-USRO</text:p>
          </table:table-cell>
          <table:covered-table-cell table:number-columns-repeated="3" table:style-name="ce15"/>
          <table:table-cell table:number-columns-repeated="252"/>
        </table:table-row>
        <table:table-row table:style-name="ro4" table:number-rows-repeated="1048532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gl" fo:country="E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937in" fo:margin-bottom="0.3937in" fo:margin-left="0.3937in" fo:margin-right="0.3937in" style:first-page-number="continue" style:scale-to="100%" style:table-centering="horizontal" style:writing-mode="lr-tb" style:print="charts drawings grid objects zero-values"/>
      <style:header-style>
        <style:header-footer-properties fo:min-height="0.2953in" fo:margin-left="0.3543in" fo:margin-right="0.3543in" fo:margin-bottom="0in"/>
      </style:header-style>
      <style:footer-style>
        <style:header-footer-properties fo:min-height="0.2953in" fo:margin-left="0.3543in" fo:margin-right="0.3543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9">00/00/0000</text:date>, <text:time style:data-style-name="N2" text:time-value="11:03:32.921143835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  <style:master-page style:name="PageStyle_5f_Entidade" style:display-name="PageStyle_Entidad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bas</meta:initial-creator>
    <meta:creation-date>2014-02-04T11:19:32</meta:creation-date>
    <dc:date>2023-04-09T11:54:55.868408985</dc:date>
    <meta:print-date>2016-01-28T16:40:00</meta:print-date>
    <meta:editing-cycles>143</meta:editing-cycles>
    <meta:editing-duration>PT5H44M10S</meta:editing-duration>
    <meta:generator>LibreOffice/6.4.7.2$Linux_X86_64 LibreOffice_project/40$Build-2</meta:generator>
    <meta:document-statistic meta:table-count="13" meta:cell-count="397" meta:object-count="0"/>
  </office:meta>
</office:document-meta>
</file>